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Preformatted_20_Text">
      <style:text-properties style:font-name="Arial"/>
    </style:style>
    <style:style style:name="P3" style:family="paragraph" style:parent-style-name="Preformatted_20_Text">
      <style:paragraph-properties fo:margin-top="0.079cm" fo:margin-bottom="0.079cm" style:contextual-spacing="false" fo:padding="0cm" fo:border="none"/>
    </style:style>
    <style:style style:name="P4" style:family="paragraph" style:parent-style-name="Standard">
      <style:text-properties style:font-name="Liberation Mono" fo:font-size="10pt" style:font-size-asian="10pt" style:font-size-complex="10pt"/>
    </style:style>
    <style:style style:name="P5" style:family="paragraph" style:parent-style-name="Standard">
      <style:text-properties style:font-name="Arial" officeooo:paragraph-rsid="001e31db"/>
    </style:style>
    <style:style style:name="T1" style:family="text">
      <style:text-properties officeooo:rsid="001e31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----<text:tab/>NAVDEEPMOR----</text:p>
      <text:p text:style-name="P4"/>
      <text:p text:style-name="P4">/* IMPORTANT: Multiple classes and nested static classes are supported */</text:p>
      <text:p text:style-name="P4"/>
      <text:p text:style-name="P4">/*</text:p>
      <text:p text:style-name="P4"><text:s/>* uncomment this if you want to read input.</text:p>
      <text:p text:style-name="P4">//imports for BufferedReader</text:p>
      <text:p text:style-name="P4">*/</text:p>
      <text:p text:style-name="P4">import java.util.*;</text:p>
      <text:p text:style-name="P4">import java.io.BufferedReader;</text:p>
      <text:p text:style-name="P4">import java.io.InputStreamReader;</text:p>
      <text:p text:style-name="P4"/>
      <text:p text:style-name="P4">/*</text:p>
      <text:p text:style-name="P4">//import for Scanner and other utility classes</text:p>
      <text:p text:style-name="P4">import java.util.*;</text:p>
      <text:p text:style-name="P4">*/</text:p>
      <text:p text:style-name="P4"/>
      <text:p text:style-name="P4">// Warning: Printing unwanted or ill-formatted data to output will cause the test cases to fail</text:p>
      <text:p text:style-name="P4"/>
      <text:p text:style-name="P4">class TestClass {</text:p>
      <text:p text:style-name="P4"/>
      <text:p text:style-name="P4"><text:s text:c="4"/>static class Node {</text:p>
      <text:p text:style-name="P4"><text:s text:c="8"/>String val;</text:p>
      <text:p text:style-name="P4"><text:s text:c="8"/>String parent;</text:p>
      <text:p text:style-name="P4"><text:s text:c="8"/>ArrayList&lt;String&gt; children;</text:p>
      <text:p text:style-name="P4"><text:s text:c="8"/>int lockUsr;</text:p>
      <text:p text:style-name="P4"><text:s text:c="8"/>int noOfLockDesc;</text:p>
      <text:p text:style-name="P4"/>
      <text:p text:style-name="P4"><text:s text:c="8"/>Node() {</text:p>
      <text:p text:style-name="P4"><text:s text:c="12"/>this.val = null;</text:p>
      <text:p text:style-name="P4"><text:s text:c="12"/>this.parent = null;</text:p>
      <text:p text:style-name="P4"><text:s text:c="12"/>this.children = new ArrayList&lt;&gt;();</text:p>
      <text:p text:style-name="P4"><text:s text:c="12"/>this.lockUsr = -1;</text:p>
      <text:p text:style-name="P4"><text:s text:c="12"/>this.noOfLockDesc = 0;</text:p>
      <text:p text:style-name="P4"><text:s text:c="8"/>}</text:p>
      <text:p text:style-name="P4"/>
      <text:p text:style-name="P4"><text:s text:c="8"/>Node(String _val, String _parent, ArrayList&lt;String&gt; _children, int _lockUsr, int _noOfLockDesc) {</text:p>
      <text:p text:style-name="P4"><text:s text:c="12"/>this.val = _val;</text:p>
      <text:p text:style-name="P4"><text:s text:c="12"/>this.parent = _parent;</text:p>
      <text:p text:style-name="P4"><text:s text:c="12"/>this.children = _children;</text:p>
      <text:p text:style-name="P4"><text:s text:c="12"/>this.lockUsr = _lockUsr;</text:p>
      <text:p text:style-name="P4"><text:s text:c="12"/>this.noOfLockDesc = _noOfLockDesc;</text:p>
      <text:p text:style-name="P4"><text:s text:c="8"/>}</text:p>
      <text:p text:style-name="P4"><text:s text:c="4"/>}</text:p>
      <text:p text:style-name="P4"/>
      <text:p text:style-name="P4"><text:s text:c="4"/>static class TreeOfSpace {</text:p>
      <text:p text:style-name="P4"><text:s text:c="8"/>HashMap&lt;String, Node&gt; nodeMap;</text:p>
      <text:p text:style-name="P4"/>
      <text:p text:style-name="P4"><text:s text:c="8"/>TreeOfSpace(String[] treeArr, int n, int m) {</text:p>
      <text:p text:style-name="P4"><text:s text:c="12"/>nodeMap = new HashMap&lt;&gt;();</text:p>
      <text:p text:style-name="P4"/>
      <text:p text:style-name="P4"><text:s text:c="12"/>int i = 0; int j = 1;</text:p>
      <text:p text:style-name="P4"><text:s text:c="12"/>while(i &lt; n - m) {</text:p>
      <text:p text:style-name="P4"><text:s text:c="16"/>Node pNode;</text:p>
      <text:p text:style-name="P4"><text:s text:c="16"/>if(nodeMap.containsKey(treeArr[i])) {</text:p>
      <text:p text:style-name="P4"><text:s text:c="20"/>pNode = nodeMap.get(treeArr[i]);</text:p>
      <text:p text:style-name="P4"><text:s text:c="16"/>} else {</text:p>
      <text:p text:style-name="P4"><text:s text:c="20"/>pNode = new Node(treeArr[i], null, new ArrayList&lt;&gt;(), -1, 0);</text:p>
      <text:p text:style-name="P4"><text:s text:c="20"/>nodeMap.put(treeArr[i], pNode);</text:p>
      <text:p text:style-name="P4"><text:s text:c="16"/>}</text:p>
      <text:p text:style-name="P4"/>
      <text:p text:style-name="P4"><text:soft-page-break/><text:s text:c="16"/>int k = j + m;</text:p>
      <text:p text:style-name="P4"><text:s text:c="16"/>while(j &lt; k &amp;&amp; j &lt; n) {</text:p>
      <text:p text:style-name="P4"><text:s text:c="20"/>Node cNode;</text:p>
      <text:p text:style-name="P4"><text:s text:c="20"/>if(nodeMap.containsKey(treeArr[j])) {</text:p>
      <text:p text:style-name="P4"><text:s text:c="24"/>cNode = nodeMap.get(treeArr[j]);</text:p>
      <text:p text:style-name="P4"><text:s text:c="20"/>} else {</text:p>
      <text:p text:style-name="P4"><text:s text:c="24"/>cNode = new Node(treeArr[j], pNode.val, new ArrayList&lt;&gt;(), -1, 0);</text:p>
      <text:p text:style-name="P4"><text:s text:c="24"/>nodeMap.put(treeArr[j], cNode);</text:p>
      <text:p text:style-name="P4"><text:s text:c="20"/>}</text:p>
      <text:p text:style-name="P4"><text:s text:c="20"/>cNode.parent = pNode.val;</text:p>
      <text:p text:style-name="P4"><text:s text:c="20"/>pNode.children.add(cNode.val);</text:p>
      <text:p text:style-name="P4"><text:s text:c="20"/>j++;</text:p>
      <text:p text:style-name="P4"><text:s text:c="16"/>}</text:p>
      <text:p text:style-name="P4"><text:s text:c="16"/>i++;</text:p>
      <text:p text:style-name="P4"><text:s text:c="12"/>}</text:p>
      <text:p text:style-name="P4"><text:s text:c="8"/>}</text:p>
      <text:p text:style-name="P4"/>
      <text:p text:style-name="P4"><text:s text:c="8"/>public boolean lock(String str, int uid) {</text:p>
      <text:p text:style-name="P4"><text:s text:c="12"/>Node node = nodeMap.get(str);</text:p>
      <text:p text:style-name="P4"><text:s text:c="12"/>if(node.lockUsr == -1 &amp;&amp; node.noOfLockDesc == 0 &amp;&amp; !ancesLock(str)) {</text:p>
      <text:p text:style-name="P4"><text:s text:c="16"/>node.lockUsr = uid;</text:p>
      <text:p text:style-name="P4"><text:s text:c="16"/>if(node.parent != null) increNoOfLockDesc(node.parent);</text:p>
      <text:p text:style-name="P4"><text:s text:c="16"/>return true;</text:p>
      <text:p text:style-name="P4"><text:s text:c="12"/>}</text:p>
      <text:p text:style-name="P4"><text:s text:c="12"/>return false;</text:p>
      <text:p text:style-name="P4"><text:s text:c="8"/>}</text:p>
      <text:p text:style-name="P4"/>
      <text:p text:style-name="P4"><text:s text:c="8"/>public boolean unlock(String str, int uid) {</text:p>
      <text:p text:style-name="P4"><text:s text:c="12"/>Node node = nodeMap.get(str);</text:p>
      <text:p text:style-name="P4"><text:s text:c="12"/>if(node.lockUsr != -1 &amp;&amp; node.lockUsr == uid) {</text:p>
      <text:p text:style-name="P4"><text:s text:c="16"/>node.lockUsr = -1;</text:p>
      <text:p text:style-name="P4"><text:s text:c="16"/>if(node.parent != null) decNoOfLockDesc(node.parent);</text:p>
      <text:p text:style-name="P4"><text:s text:c="16"/>return true;</text:p>
      <text:p text:style-name="P4"><text:s text:c="12"/>}</text:p>
      <text:p text:style-name="P4"><text:s text:c="12"/>return false;</text:p>
      <text:p text:style-name="P4"><text:s text:c="8"/>}</text:p>
      <text:p text:style-name="P4"/>
      <text:p text:style-name="P4"><text:s text:c="8"/>public boolean upgradeLock(String str, int uid) {</text:p>
      <text:p text:style-name="P4"><text:s text:c="12"/>Node node = nodeMap.get(str);</text:p>
      <text:p text:style-name="P4"><text:s text:c="12"/>if(node.lockUsr == -1 &amp;&amp; node.noOfLockDesc != 0 &amp;&amp; !descLockWithOthUid(str, uid)) {</text:p>
      <text:p text:style-name="P4"><text:s text:c="16"/>unlockDesc(str);</text:p>
      <text:p text:style-name="P4"><text:s text:c="16"/>node.lockUsr = uid;</text:p>
      <text:p text:style-name="P4"><text:s text:c="16"/>if(node.parent != null) increNoOfLockDesc(node.parent);</text:p>
      <text:p text:style-name="P4"><text:s text:c="16"/>return true;</text:p>
      <text:p text:style-name="P4"><text:s text:c="12"/>}</text:p>
      <text:p text:style-name="P4"><text:s text:c="12"/>return false;</text:p>
      <text:p text:style-name="P4"><text:s text:c="8"/>}</text:p>
      <text:p text:style-name="P4"/>
      <text:p text:style-name="P4"><text:s text:c="8"/>private void increNoOfLockDesc(String str) {</text:p>
      <text:p text:style-name="P4"><text:s text:c="12"/>Node node = nodeMap.get(str);</text:p>
      <text:p text:style-name="P4"><text:s text:c="12"/>if(node.parent == null) {</text:p>
      <text:p text:style-name="P4"><text:s text:c="16"/>node.noOfLockDesc = node.noOfLockDesc + 1;</text:p>
      <text:p text:style-name="P4"><text:s text:c="16"/>return;</text:p>
      <text:p text:style-name="P4"><text:s text:c="12"/>}</text:p>
      <text:p text:style-name="P4"/>
      <text:p text:style-name="P4"><text:s text:c="12"/>node.noOfLockDesc = node.noOfLockDesc + 1;</text:p>
      <text:p text:style-name="P4"><text:s text:c="12"/>increNoOfLockDesc(node.parent);</text:p>
      <text:p text:style-name="P4"><text:s text:c="8"/>}</text:p>
      <text:p text:style-name="P4"/>
      <text:p text:style-name="P4"><text:s text:c="8"/>private void decNoOfLockDesc(String str) {</text:p>
      <text:p text:style-name="P4"><text:s text:c="12"/>Node node = nodeMap.get(str);</text:p>
      <text:p text:style-name="P4"><text:soft-page-break/><text:s text:c="12"/>if(node.parent == null) {</text:p>
      <text:p text:style-name="P4"><text:s text:c="16"/>node.noOfLockDesc = node.noOfLockDesc - 1;</text:p>
      <text:p text:style-name="P4"><text:s text:c="16"/>return;</text:p>
      <text:p text:style-name="P4"><text:s text:c="12"/>}</text:p>
      <text:p text:style-name="P4"/>
      <text:p text:style-name="P4"><text:s text:c="12"/>node.noOfLockDesc = node.noOfLockDesc - 1;;</text:p>
      <text:p text:style-name="P4"><text:s text:c="12"/>decNoOfLockDesc(node.parent);</text:p>
      <text:p text:style-name="P4"><text:s text:c="8"/>}</text:p>
      <text:p text:style-name="P4"/>
      <text:p text:style-name="P4"><text:s text:c="8"/>private boolean ancesLock(String str) {</text:p>
      <text:p text:style-name="P4"><text:s text:c="12"/>Node node = nodeMap.get(str);</text:p>
      <text:p text:style-name="P4"><text:s text:c="12"/>if(node.parent == null) {</text:p>
      <text:p text:style-name="P4"><text:s text:c="16"/>if(node.lockUsr != -1) {</text:p>
      <text:p text:style-name="P4"><text:s text:c="20"/>return true;</text:p>
      <text:p text:style-name="P4"><text:s text:c="16"/>}</text:p>
      <text:p text:style-name="P4"><text:s text:c="16"/>return false;</text:p>
      <text:p text:style-name="P4"><text:s text:c="12"/>}</text:p>
      <text:p text:style-name="P4"/>
      <text:p text:style-name="P4"><text:s text:c="12"/>if(node.lockUsr != -1) {</text:p>
      <text:p text:style-name="P4"><text:s text:c="16"/>return true;</text:p>
      <text:p text:style-name="P4"><text:s text:c="12"/>}</text:p>
      <text:p text:style-name="P4"/>
      <text:p text:style-name="P4"><text:s text:c="12"/>return ancesLock(node.parent);</text:p>
      <text:p text:style-name="P4"><text:s text:c="8"/>}</text:p>
      <text:p text:style-name="P4"/>
      <text:p text:style-name="P4"><text:s text:c="8"/>private boolean descLockWithOthUid(String str, int uid) {</text:p>
      <text:p text:style-name="P4"><text:s text:c="12"/>Node node = nodeMap.get(str);</text:p>
      <text:p text:style-name="P4"><text:s text:c="12"/>if(node.children.size() == 0) {</text:p>
      <text:p text:style-name="P4"><text:s text:c="16"/>if(node.lockUsr != -1 &amp;&amp; node.lockUsr != uid) {</text:p>
      <text:p text:style-name="P4"><text:s text:c="20"/>return true;</text:p>
      <text:p text:style-name="P4"><text:s text:c="16"/>}</text:p>
      <text:p text:style-name="P4"><text:s text:c="16"/>return false;</text:p>
      <text:p text:style-name="P4"><text:s text:c="12"/>}</text:p>
      <text:p text:style-name="P4"/>
      <text:p text:style-name="P4"><text:s text:c="12"/>if(node.lockUsr != -1 &amp;&amp; node.lockUsr != uid) {</text:p>
      <text:p text:style-name="P4"><text:s text:c="16"/>return true;</text:p>
      <text:p text:style-name="P4"><text:s text:c="12"/>}</text:p>
      <text:p text:style-name="P4"/>
      <text:p text:style-name="P4"><text:s text:c="12"/>for(String child: node.children) {</text:p>
      <text:p text:style-name="P4"><text:s text:c="16"/>if(descLockWithOthUid(child, uid)) {</text:p>
      <text:p text:style-name="P4"><text:s text:c="20"/>return true;</text:p>
      <text:p text:style-name="P4"><text:s text:c="16"/>}</text:p>
      <text:p text:style-name="P4"><text:s text:c="12"/>}</text:p>
      <text:p text:style-name="P4"><text:s text:c="12"/>return false;</text:p>
      <text:p text:style-name="P4"><text:s text:c="8"/>}</text:p>
      <text:p text:style-name="P4"/>
      <text:p text:style-name="P4"><text:s text:c="8"/>private void unlockDesc(String str) {</text:p>
      <text:p text:style-name="P4"><text:s text:c="12"/>Node node = nodeMap.get(str);</text:p>
      <text:p text:style-name="P4"><text:s text:c="12"/>if(node.children.size() == 0) {</text:p>
      <text:p text:style-name="P4"><text:s text:c="16"/>if(node.lockUsr != -1) {</text:p>
      <text:p text:style-name="P4"><text:s text:c="20"/>node.lockUsr = -1;</text:p>
      <text:p text:style-name="P4"><text:s text:c="20"/>if(node.parent != null) decNoOfLockDesc(node.parent);</text:p>
      <text:p text:style-name="P4"><text:s text:c="16"/>}</text:p>
      <text:p text:style-name="P4"><text:s text:c="16"/>return;</text:p>
      <text:p text:style-name="P4"><text:s text:c="12"/>}</text:p>
      <text:p text:style-name="P4"/>
      <text:p text:style-name="P4"><text:s text:c="12"/>if(node.lockUsr != -1) {</text:p>
      <text:p text:style-name="P4"><text:s text:c="16"/>node.lockUsr = -1;</text:p>
      <text:p text:style-name="P4"><text:s text:c="16"/>if(node.parent != null) decNoOfLockDesc(node.parent);</text:p>
      <text:p text:style-name="P4"><text:s text:c="12"/>}</text:p>
      <text:p text:style-name="P4"/>
      <text:p text:style-name="P4"><text:s text:c="12"/>for(String child: node.children) {</text:p>
      <text:p text:style-name="P4"><text:s text:c="16"/>unlockDesc(child);</text:p>
      <text:p text:style-name="P4"><text:s text:c="12"/>}</text:p>
      <text:p text:style-name="P4"><text:soft-page-break/><text:s text:c="8"/>}</text:p>
      <text:p text:style-name="P4"/>
      <text:p text:style-name="P4"><text:s text:c="8"/>// private boolean descLock(String str) {</text:p>
      <text:p text:style-name="P4"><text:s text:c="8"/>// <text:s text:c="4"/>Node node = nodeMap.get(str);</text:p>
      <text:p text:style-name="P4"><text:s text:c="8"/>// <text:s text:c="4"/>if(node.children.size() == 0) {</text:p>
      <text:p text:style-name="P4"><text:s text:c="8"/>// <text:s text:c="8"/>if(lockMap.containsKey(str)) {</text:p>
      <text:p text:style-name="P4"><text:s text:c="8"/>// <text:s text:c="12"/>return true;</text:p>
      <text:p text:style-name="P4"><text:s text:c="8"/>// <text:s text:c="8"/>}</text:p>
      <text:p text:style-name="P4"><text:s text:c="8"/>// <text:s text:c="8"/>return false;</text:p>
      <text:p text:style-name="P4"><text:s text:c="8"/>// <text:s text:c="4"/>}</text:p>
      <text:p text:style-name="P4"/>
      <text:p text:style-name="P4"><text:s text:c="8"/>// <text:s text:c="4"/>if(lockMap.containsKey(str)) {</text:p>
      <text:p text:style-name="P4"><text:s text:c="8"/>// <text:s text:c="8"/>return true;</text:p>
      <text:p text:style-name="P4"><text:s text:c="8"/>// <text:s text:c="4"/>}</text:p>
      <text:p text:style-name="P4"/>
      <text:p text:style-name="P4"><text:s text:c="8"/>// <text:s text:c="4"/>for(String child: node.children) {</text:p>
      <text:p text:style-name="P4"><text:s text:c="8"/>// <text:s text:c="8"/>if(descLock(child)) {</text:p>
      <text:p text:style-name="P4"><text:s text:c="8"/>// <text:s text:c="12"/>return true;</text:p>
      <text:p text:style-name="P4"><text:s text:c="8"/>// <text:s text:c="8"/>}</text:p>
      <text:p text:style-name="P4"><text:s text:c="8"/>// <text:s text:c="4"/>}</text:p>
      <text:p text:style-name="P4"><text:s text:c="8"/>// <text:s text:c="4"/>return false;</text:p>
      <text:p text:style-name="P4"><text:s text:c="8"/>// }</text:p>
      <text:p text:style-name="P4"><text:s text:c="4"/>}</text:p>
      <text:p text:style-name="P4"/>
      <text:p text:style-name="P4"><text:s text:c="4"/>public static void main(String args[] ) throws Exception {</text:p>
      <text:p text:style-name="P4"><text:s text:c="8"/>/* Sample code to perform I/O:</text:p>
      <text:p text:style-name="P4"><text:s text:c="9"/>* Use either of these methods for input</text:p>
      <text:p text:style-name="P4"><text:s text:c="8"/>*/</text:p>
      <text:p text:style-name="P4"><text:s text:c="8"/>//BufferedReader</text:p>
      <text:p text:style-name="P4"><text:s text:c="8"/>BufferedReader br = new BufferedReader(new InputStreamReader(System.in));</text:p>
      <text:p text:style-name="P4"><text:s text:c="8"/>// String name = br.readLine(); <text:s text:c="15"/>// Reading input from STDIN</text:p>
      <text:p text:style-name="P4"><text:s text:c="8"/>// System.out.println("Hi, " + name + "."); <text:s text:c="3"/>// Writing output to STDOUT</text:p>
      <text:p text:style-name="P4"><text:s text:c="8"/>/*</text:p>
      <text:p text:style-name="P4"><text:s text:c="8"/>//Scanner</text:p>
      <text:p text:style-name="P4"><text:s text:c="8"/>Scanner s = new Scanner(System.in);</text:p>
      <text:p text:style-name="P4"><text:s text:c="8"/>String name = s.nextLine(); <text:s text:c="16"/>// Reading input from STDIN</text:p>
      <text:p text:style-name="P4"><text:s text:c="8"/>System.out.println("Hi, " + name + "."); <text:s text:c="3"/>// Writing output to STDOUT</text:p>
      <text:p text:style-name="P4"/>
      <text:p text:style-name="P4"><text:s text:c="8"/>*/</text:p>
      <text:p text:style-name="P4"/>
      <text:p text:style-name="P4"><text:s text:c="8"/>// Write your code here</text:p>
      <text:p text:style-name="P4"><text:s text:c="8"/>int n = Integer.parseInt(br.readLine());</text:p>
      <text:p text:style-name="P4"><text:s text:c="8"/>int m = Integer.parseInt(br.readLine());</text:p>
      <text:p text:style-name="P4"><text:s text:c="8"/>int q = Integer.parseInt(br.readLine());</text:p>
      <text:p text:style-name="P4"/>
      <text:p text:style-name="P4"><text:s text:c="8"/>String[] treeArr = new String[n];</text:p>
      <text:p text:style-name="P4"><text:s text:c="8"/>for(int i = 0; i &lt; n; i++) {</text:p>
      <text:p text:style-name="P4"><text:s text:c="12"/>treeArr[i] = br.readLine();</text:p>
      <text:p text:style-name="P4"><text:s text:c="8"/>}</text:p>
      <text:p text:style-name="P4"/>
      <text:p text:style-name="P4"><text:s text:c="8"/>TreeOfSpace obj = new TreeOfSpace(treeArr, n, m);</text:p>
      <text:p text:style-name="P4"><text:s text:c="8"/></text:p>
      <text:p text:style-name="P4"><text:s text:c="8"/>for(int i = 0; i &lt; q; i++) {</text:p>
      <text:p text:style-name="P4"><text:s text:c="12"/>String[] query = (br.readLine()).split(" ");</text:p>
      <text:p text:style-name="P4"><text:s text:c="12"/>int opt = Integer.parseInt(query[0]);</text:p>
      <text:p text:style-name="P4"><text:s text:c="12"/>String str = query[1];</text:p>
      <text:p text:style-name="P4"><text:s text:c="12"/>int uid = Integer.parseInt(query[2]);</text:p>
      <text:p text:style-name="P4"/>
      <text:p text:style-name="P4"><text:s text:c="12"/>switch(opt) {</text:p>
      <text:p text:style-name="P4"><text:s text:c="16"/>case 1: System.out.println(obj.lock(str, uid));</text:p>
      <text:p text:style-name="P4"><text:s text:c="20"/>break;</text:p>
      <text:p text:style-name="P4"><text:soft-page-break/><text:s text:c="16"/>case 2: System.out.println(obj.unlock(str, uid));</text:p>
      <text:p text:style-name="P4"><text:s text:c="20"/>break;</text:p>
      <text:p text:style-name="P4"><text:s text:c="16"/>case 3: System.out.println(obj.upgradeLock(str, uid));</text:p>
      <text:p text:style-name="P4"><text:s text:c="20"/>break;</text:p>
      <text:p text:style-name="P4"><text:s text:c="16"/>default:</text:p>
      <text:p text:style-name="P4"><text:s text:c="20"/>break;</text:p>
      <text:p text:style-name="P4"><text:s text:c="12"/>}</text:p>
      <text:p text:style-name="P4"><text:s text:c="8"/>}</text:p>
      <text:p text:style-name="P4"/>
      <text:p text:style-name="P4"><text:s text:c="8"/>// System.out.println(obj.ancesLock("India"));</text:p>
      <text:p text:style-name="P4"/>
      <text:p text:style-name="P4"><text:s text:c="8"/>// System.out.println(" ------ Tree ------ ");</text:p>
      <text:p text:style-name="P4"><text:s text:c="8"/>// for(String str: obj.nodeMap.keySet()) {</text:p>
      <text:p text:style-name="P4"><text:s text:c="8"/>// <text:s text:c="4"/>System.out.print(str + " -&gt; ");</text:p>
      <text:p text:style-name="P4"><text:s text:c="8"/>// <text:s text:c="4"/>for(String child: obj.nodeMap.get(str).children) {</text:p>
      <text:p text:style-name="P4"><text:s text:c="8"/>// <text:s text:c="8"/>System.out.print(child + " ");</text:p>
      <text:p text:style-name="P4"><text:s text:c="8"/>// <text:s text:c="4"/>}</text:p>
      <text:p text:style-name="P4"><text:s text:c="8"/>// <text:s text:c="4"/>System.out.println();</text:p>
      <text:p text:style-name="P4"><text:s text:c="8"/>// }</text:p>
      <text:p text:style-name="P4"/>
      <text:p text:style-name="P4"><text:s text:c="8"/>// System.out.println(" ------ Lock ------ ");</text:p>
      <text:p text:style-name="P4"><text:s text:c="8"/>// for(String str: obj.nodeMap.keySet()) {</text:p>
      <text:p text:style-name="P4"><text:s text:c="8"/>// <text:s text:c="4"/>System.out.println(str + " " + obj.nodeMap.get(str).lockUsr);</text:p>
      <text:p text:style-name="P4"><text:s text:c="8"/>// }</text:p>
      <text:p text:style-name="P4"><text:s text:c="4"/>}</text:p>
      <text:p text:style-name="P4">}</text:p>
      <text:p text:style-name="P1"/>
      <text:p text:style-name="P2">Part-B Question :</text:p>
      <text:p text:style-name="P3">Let's say you are running the lock/unlock in a multi core machine. Now you want to let multiple threads to run lock() As we saw in part A, locking a node has multiple validations inside. Will doing lock on two nodes cause a race condition. If yes, how will you solve it. In short, how do make the lock() function thread safe? - Multiple threads running it simultaneously shouldn't not affect the correctness. - Try to make the critical sections more granular. ie. don't create any big atomic/synchronised blocks that will make parallelism suffer. Consider each operation is atomi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6:32:36.821895993</meta:creation-date>
    <dc:date>2022-12-04T11:27:21.290062809</dc:date>
    <meta:editing-duration>PT3M50S</meta:editing-duration>
    <meta:editing-cycles>3</meta:editing-cycles>
    <meta:generator>LibreOffice/7.4.2.3$MacOSX_AARCH64 LibreOffice_project/382eef1f22670f7f4118c8c2dd222ec7ad009daf</meta:generator>
    <meta:document-statistic meta:table-count="0" meta:image-count="0" meta:object-count="0" meta:page-count="5" meta:paragraph-count="235" meta:word-count="899" meta:character-count="8890" meta:non-whitespace-character-count="5474"/>
  </office:meta>
</office:document-meta>
</file>